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71pt"/>
    </style:style>
    <style:style style:name="co3" style:family="table-column">
      <style:table-column-properties fo:break-before="auto" style:column-width="87.79pt"/>
    </style:style>
    <style:style style:name="co4" style:family="table-column">
      <style:table-column-properties fo:break-before="auto" style:column-width="16.84pt"/>
    </style:style>
    <style:style style:name="co5" style:family="table-column">
      <style:table-column-properties fo:break-before="auto" style:column-width="88.24pt"/>
    </style:style>
    <style:style style:name="co6" style:family="table-column">
      <style:table-column-properties fo:break-before="auto" style:column-width="89.26pt"/>
    </style:style>
    <style:style style:name="co7" style:family="table-column">
      <style:table-column-properties fo:break-before="auto" style:column-width="15.39pt"/>
    </style:style>
    <style:style style:name="co8" style:family="table-column">
      <style:table-column-properties fo:break-before="auto" style:column-width="121.1pt"/>
    </style:style>
    <style:style style:name="co9" style:family="table-column">
      <style:table-column-properties fo:break-before="auto" style:column-width="18.79pt"/>
    </style:style>
    <style:style style:name="co10" style:family="table-column">
      <style:table-column-properties fo:break-before="auto" style:column-width="134.59pt"/>
    </style:style>
    <style:style style:name="co11" style:family="table-column">
      <style:table-column-properties fo:break-before="auto" style:column-width="20.69pt"/>
    </style:style>
    <style:style style:name="co12" style:family="table-column">
      <style:table-column-properties fo:break-before="auto" style:column-width="94.99pt"/>
    </style:style>
    <style:style style:name="co13" style:family="table-column">
      <style:table-column-properties fo:break-before="auto" style:column-width="86.8pt"/>
    </style:style>
    <style:style style:name="co14" style:family="table-column">
      <style:table-column-properties fo:break-before="auto" style:column-width="23.16pt"/>
    </style:style>
    <style:style style:name="co15" style:family="table-column">
      <style:table-column-properties fo:break-before="auto" style:column-width="120.61pt"/>
    </style:style>
    <style:style style:name="co16" style:family="table-column">
      <style:table-column-properties fo:break-before="auto" style:column-width="16.41pt"/>
    </style:style>
    <style:style style:name="co17" style:family="table-column">
      <style:table-column-properties fo:break-before="auto" style:column-width="120.1pt"/>
    </style:style>
    <style:style style:name="co18" style:family="table-column">
      <style:table-column-properties fo:break-before="auto" style:column-width="74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35pt" fo:break-before="auto" style:use-optimal-row-height="true"/>
    </style:style>
    <style:style style:name="ro3" style:family="table-row">
      <style:table-row-properties style:row-height="35.6pt" fo:break-before="auto" style:use-optimal-row-height="true"/>
    </style:style>
    <style:style style:name="ro4" style:family="table-row">
      <style:table-row-properties style:row-height="69.36pt" fo:break-before="auto" style:use-optimal-row-height="true"/>
    </style:style>
    <style:style style:name="ro5" style:family="table-row">
      <style:table-row-properties style:row-height="46.86pt" fo:break-before="auto" style:use-optimal-row-height="true"/>
    </style:style>
    <style:style style:name="ro6" style:family="table-row">
      <style:table-row-properties style:row-height="55.76pt" fo:break-before="auto" style:use-optimal-row-height="true"/>
    </style:style>
    <style:style style:name="ro7" style:family="table-row">
      <style:table-row-properties style:row-height="58.11pt" fo:break-before="auto" style:use-optimal-row-height="true"/>
    </style:style>
    <style:style style:name="ro8" style:family="table-row">
      <style:table-row-properties style:row-height="80.59pt" fo:break-before="auto" style:use-optimal-row-height="true"/>
    </style:style>
    <style:style style:name="ro9" style:family="table-row">
      <style:table-row-properties style:row-height="2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value-type" style:repeat-content="false"/>
      <style:paragraph-properties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 fo:wrap-option="wrap"/>
      <style:paragraph-properties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end" fo:margin-left="0pt"/>
    </style:style>
  </office:automatic-styles>
  <office:body>
    <office:spreadsheet>
      <table:calculation-settings table:automatic-find-labels="false"/>
      <table:table table:name="adposition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column table:style-name="co6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Lemma</text:p>
          </table:table-cell>
          <table:table-cell table:style-name="ce1" office:value-type="string" calcext:value-type="string" table:number-columns-spanned="2" table:number-rows-spanned="1">
            <text:p>Consequen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Purpose</text:p>
          </table:table-cell>
          <table:covered-table-cell table:style-name="ce1"/>
          <table:table-cell table:style-name="ce1" office:value-type="string" calcext:value-type="string">
            <text:p>Degree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facilitate</text:p>
          </table:table-cell>
        </table:table-row>
        <table:table-row table:style-name="ro1">
          <table:table-cell office:value-type="string" calcext:value-type="string">
            <text:p>angesich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01</text:p>
          </table:table-cell>
          <table:table-cell table:number-columns-repeated="2"/>
          <table:table-cell office:value-type="string" calcext:value-type="string">
            <text:p>facilitate</text:p>
          </table:table-cell>
        </table:table-row>
        <table:table-row table:style-name="ro2">
          <table:table-cell office:value-type="string" calcext:value-type="string">
            <text:p>aufgr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52, --: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44, --:1, Cause:1</text:p>
          </table:table-cell>
          <table:table-cell table:number-columns-repeated="2"/>
          <table:table-cell office:value-type="string" calcext:value-type="string">
            <text:p>facilitate</text:p>
          </table:table-cell>
        </table:table-row>
        <table:table-row table:style-name="ro2">
          <table:table-cell office:value-type="string" calcext:value-type="string">
            <text:p>au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1, Effect:1</text:p>
          </table:table-cell>
          <table:table-cell table:number-columns-repeated="2"/>
          <table:table-cell office:value-type="string" calcext:value-type="string">
            <text:p>facilitate</text:p>
          </table:table-cell>
        </table:table-row>
        <table:table-row table:style-name="ro1">
          <table:table-cell office:value-type="string" calcext:value-type="string">
            <text:p>be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2"/>
          <table:table-cell office:value-type="string" calcext:value-type="string">
            <text:p>facilitate</text:p>
          </table:table-cell>
        </table:table-row>
        <table:table-row table:style-name="ro2">
          <table:table-cell office:value-type="string" calcext:value-type="string">
            <text:p>dan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89, Actor:Effect: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9</text:p>
          </table:table-cell>
          <table:table-cell table:number-columns-repeated="2"/>
          <table:table-cell office:value-type="string" calcext:value-type="string">
            <text:p>facilitate</text:p>
          </table:table-cell>
        </table:table-row>
        <table:table-row table:style-name="ro2">
          <table:table-cell office:value-type="string" calcext:value-type="string">
            <text:p>dur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4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tor:Effect:5, Cause:Effect: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21, Cause:1</text:p>
          </table:table-cell>
          <table:table-cell office:value-type="string" calcext:value-type="string">
            <text:p>facilitate</text:p>
          </table:table-cell>
        </table:table-row>
        <table:table-row table:style-name="ro1">
          <table:table-cell office:value-type="string" calcext:value-type="string">
            <text:p>fuer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ause:Effect: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0</text:p>
          </table:table-cell>
          <table:table-cell office:value-type="string" calcext:value-type="string">
            <text:p>facilitate</text:p>
          </table:table-cell>
        </table:table-row>
        <table:table-row table:style-name="ro1">
          <table:table-cell office:value-type="string" calcext:value-type="string">
            <text:p>halber</text:p>
          </table:table-cell>
          <table:table-cell table:number-columns-repeated="3"/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Cause:Effect:23</text:p>
          </table:table-cell>
          <table:table-cell office:value-type="string" calcext:value-type="string">
            <text:p>facilitate</text:p>
          </table:table-cell>
        </table:table-row>
        <table:table-row table:style-name="ro1">
          <table:table-cell office:value-type="string" calcext:value-type="string">
            <text:p>infol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5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9</text:p>
          </table:table-cell>
          <table:table-cell table:number-columns-repeated="2"/>
          <table:table-cell office:value-type="string" calcext:value-type="string">
            <text:p>facilitate</text:p>
          </table:table-cell>
        </table:table-row>
        <table:table-row table:style-name="ro1">
          <table:table-cell office:value-type="string" calcext:value-type="string">
            <text:p>mang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5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0</text:p>
          </table:table-cell>
          <table:table-cell table:number-columns-repeated="2"/>
          <table:table-cell office:value-type="string" calcext:value-type="string">
            <text:p>facilitate</text:p>
          </table:table-cell>
        </table:table-row>
        <table:table-row table:style-name="ro1">
          <table:table-cell office:value-type="string" calcext:value-type="string">
            <text:p>mi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2</text:p>
          </table:table-cell>
          <table:table-cell office:value-type="string" calcext:value-type="string">
            <text:p>facilitate</text:p>
          </table:table-cell>
        </table:table-row>
        <table:table-row table:style-name="ro3">
          <table:table-cell office:value-type="string" calcext:value-type="string">
            <text:p>mitt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5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Cause:Effect:50, Effect:4, --:3, Cause:3</text:p>
          </table:table-cell>
          <table:table-cell office:value-type="string" calcext:value-type="string">
            <text:p>facilitate</text:p>
          </table:table-cell>
        </table:table-row>
        <table:table-row table:style-name="ro1">
          <table:table-cell office:value-type="string" calcext:value-type="string">
            <text:p>nac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6</text:p>
          </table:table-cell>
          <table:table-cell table:number-columns-repeated="2"/>
          <table:table-cell office:value-type="string" calcext:value-type="string">
            <text:p>facilitate</text:p>
          </table:table-cell>
        </table:table-row>
        <table:table-row table:style-name="ro1">
          <table:table-cell office:value-type="string" calcext:value-type="string">
            <text:p>o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5</text:p>
          </table:table-cell>
          <table:table-cell table:number-columns-repeated="2"/>
          <table:table-cell office:value-type="string" calcext:value-type="string">
            <text:p>facilitate</text:p>
          </table:table-cell>
        </table:table-row>
        <table:table-row table:style-name="ro2">
          <table:table-cell office:value-type="string" calcext:value-type="string">
            <text:p>oh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20, Actor:Effect: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4</text:p>
          </table:table-cell>
          <table:table-cell office:value-type="string" calcext:value-type="string">
            <text:p>inhibit</text:p>
          </table:table-cell>
        </table:table-row>
        <table:table-row table:style-name="ro1">
          <table:table-cell office:value-type="string" calcext:value-type="string">
            <text:p>trot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5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51</text:p>
          </table:table-cell>
          <table:table-cell table:number-columns-repeated="2"/>
          <table:table-cell office:value-type="string" calcext:value-type="string">
            <text:p>inhibit</text:p>
          </table:table-cell>
        </table:table-row>
        <table:table-row table:style-name="ro1">
          <table:table-cell office:value-type="string" calcext:value-type="string">
            <text:p>ueber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ause:Effect:2</text:p>
          </table:table-cell>
          <table:table-cell table:number-columns-repeated="2"/>
          <table:table-cell office:value-type="string" calcext:value-type="string">
            <text:p>facilitate</text:p>
          </table:table-cell>
        </table:table-row>
        <table:table-row table:style-name="ro2">
          <table:table-cell office:value-type="string" calcext:value-type="string">
            <text:p>ungeachte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7, Cause: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52, Cause:1</text:p>
          </table:table-cell>
          <table:table-cell table:number-columns-repeated="2"/>
          <table:table-cell office:value-type="string" calcext:value-type="string">
            <text:p>inhibit</text:p>
          </table:table-cell>
        </table:table-row>
        <table:table-row table:style-name="ro2">
          <table:table-cell office:value-type="string" calcext:value-type="string">
            <text:p>unt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3, Effect: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2</text:p>
          </table:table-cell>
          <table:table-cell table:number-columns-repeated="2"/>
          <table:table-cell office:value-type="string" calcext:value-type="string">
            <text:p>facilitate</text:p>
          </table:table-cell>
        </table:table-row>
        <table:table-row table:style-name="ro2">
          <table:table-cell office:value-type="string" calcext:value-type="string">
            <text:p>v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5, Actor:Effect:3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facilitate</text:p>
          </table:table-cell>
        </table:table-row>
        <table:table-row table:style-name="ro1">
          <table:table-cell office:value-type="string" calcext:value-type="string">
            <text:p>vor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ause:Effect:3</text:p>
          </table:table-cell>
          <table:table-cell table:number-columns-repeated="2"/>
          <table:table-cell office:value-type="string" calcext:value-type="string">
            <text:p>facilitate</text:p>
          </table:table-cell>
        </table:table-row>
        <table:table-row table:style-name="ro2">
          <table:table-cell office:value-type="string" calcext:value-type="string">
            <text:p>we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77, Cause: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2</text:p>
          </table:table-cell>
          <table:table-cell office:value-type="string" calcext:value-type="string">
            <text:p>facilitate</text:p>
          </table:table-cell>
        </table:table-row>
        <table:table-row table:style-name="ro1">
          <table:table-cell office:value-type="string" calcext:value-type="string">
            <text:p>zugunsten</text:p>
          </table:table-cell>
          <table:table-cell table:number-columns-repeated="3"/>
          <table:table-cell table:style-name="Default"/>
          <table:table-cell table:style-name="ce2" office:value-type="string" calcext:value-type="string">
            <text:p>x</text:p>
          </table:table-cell>
          <table:table-cell office:value-type="string" calcext:value-type="string">
            <text:p>Cause:Effect:23</text:p>
          </table:table-cell>
          <table:table-cell office:value-type="string" calcext:value-type="string">
            <text:p>facilitate</text:p>
          </table:table-cell>
        </table:table-row>
        <table:table-row table:style-name="ro1">
          <table:table-cell office:value-type="string" calcext:value-type="string">
            <text:p>zuliebe</text:p>
          </table:table-cell>
          <table:table-cell table:number-columns-repeated="2"/>
          <table:table-cell table:style-name="ce2"/>
          <table:table-cell table:style-name="Default"/>
          <table:table-cell table:style-name="ce2" office:value-type="string" calcext:value-type="string">
            <text:p>x</text:p>
          </table:table-cell>
          <table:table-cell office:value-type="string" calcext:value-type="string">
            <text:p>Cause:Effect:14</text:p>
          </table:table-cell>
          <table:table-cell office:value-type="string" calcext:value-type="string">
            <text:p>facilitate</text:p>
          </table:table-cell>
        </table:table-row>
        <table:table-row table:style-name="ro1">
          <table:table-cell office:value-type="string" calcext:value-type="string">
            <text:p>zwecks</text:p>
          </table:table-cell>
          <table:table-cell table:number-columns-repeated="2"/>
          <table:table-cell table:style-name="ce2"/>
          <table:table-cell table:style-name="Default"/>
          <table:table-cell table:style-name="ce2" office:value-type="string" calcext:value-type="string">
            <text:p>x</text:p>
          </table:table-cell>
          <table:table-cell office:value-type="string" calcext:value-type="string">
            <text:p>Cause:Effect:62</text:p>
          </table:table-cell>
          <table:table-cell office:value-type="string" calcext:value-type="string">
            <text:p>facilitate</text:p>
          </table:table-cell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2"/>
          <table:table-cell table:style-name="Default"/>
          <table:table-cell table:style-name="ce2"/>
          <table:table-cell table:style-name="Default"/>
          <table:table-cell/>
        </table:table-row>
      </table:table>
      <table:table table:name="nouns" table:style-name="ta1">
        <table:table-column table:style-name="co1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Lemma</text:p>
          </table:table-cell>
          <table:table-cell table:style-name="ce1" office:value-type="string" calcext:value-type="string" table:number-columns-spanned="2" table:number-rows-spanned="1">
            <text:p>Consequenc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Purpose</text:p>
          </table:table-cell>
          <table:covered-table-cell table:style-name="ce1"/>
          <table:table-cell table:style-name="ce1" office:value-type="string" calcext:value-type="string">
            <text:p>Degree</text:p>
          </table:table-cell>
          <table:table-cell table:number-columns-repeated="6"/>
          <table:table-cell table:style-name="Default"/>
        </table:table-row>
        <table:table-row table:style-name="ro3">
          <table:table-cell office:value-type="string" calcext:value-type="string">
            <text:p>Anlass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ause:Effect:25, Effect:8, Actor:Effect:6, Cause:5, Actor:Cause: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usloes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5, Cause:2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Auswirku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12, Cause:9, Affected:6, 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Ergebn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9, Cause:8, --:6, Effect:6, Affected:Cause: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3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Fol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46, Cause:41, Affected:Cause:18, Effect:14, --:13, Affected:9, Affected:Cause:Effect: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5, 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Gr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34, Effect:18, Cause:9, --: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65, Effect:60, Cause:24, Actor:Effect:13, Actor:Cause:Effect:7, --:5, Actor:Cause:1, Actor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auptursach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8, Cause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Hintergrun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2, Effect: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20, Effect:17, Cause:5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eim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Konsequen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7, Cause:Effect:6, Affected:4, Affected:Cause:4, Effect: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tor:Cause:Effect:7, Cause:6, Actor:6, Actor:Cause:5, Cause:Effect:4, --:3, 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Motiv 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ause:5, Actor:4, Cause:Effect:3, Effect:3, --:3, Actor:Cause:Effect:2, Actor:Effect:2, Actor:Cause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tivatio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Effect:1, Actor:Effect:1, Actor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Quel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Reak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-:21, Cause:13, Affected:10, Cause:Effect:7, Affected:Cause:4, Effect:3, Affected:Effect:2, Affected:Cause:Effect:2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ult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7, --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aetfol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--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iebkraf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tor:1</text:p>
          </table:table-cell>
          <table:table-cell table:number-columns-repeated="3"/>
          <table:table-cell table:style-name="ce2"/>
          <table:table-cell office:value-type="string" calcext:value-type="string">
            <text:p>facilitate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rsach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20, Effect:11, Cause:5, --:4, Actor:Effect: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3, Effect:2</text:p>
          </table:table-cell>
          <table:table-cell/>
          <table:table-cell table:style-name="ce2"/>
          <table:table-cell office:value-type="string" calcext:value-type="string">
            <text:p>facilitat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eranlass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ctor:Effect:1, Effect:1, Cause:1</text:p>
          </table:table-cell>
          <table:table-cell/>
          <table:table-cell table:style-name="ce2"/>
          <table:table-cell office:value-type="string" calcext:value-type="string">
            <text:p>facilitate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Zweck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2" office:value-type="string" calcext:value-type="string">
            <text:p>Effect:19, Cause:Effect:13, Cause:7, --:6, Actor:Cause:Effect:1, Actor:Effect:1, Actor:1</text:p>
          </table:table-cell>
          <table:table-cell office:value-type="string" calcext:value-type="string">
            <text:p>facilitate</text:p>
          </table:table-cell>
          <table:table-cell table:number-columns-repeated="6"/>
          <table:table-cell office:value-type="string" calcext:value-type="string">
            <text:p>Effect, Cause:Effect, Cause, --, Actor:Cause:Effect, Actor, Actor:Effect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ce2"/>
          <table:table-cell table:number-columns-repeated="3"/>
          <table:table-cell table:style-name="ce2" table:number-columns-repeated="4"/>
          <table:table-cell/>
        </table:table-row>
        <table:table-row table:style-name="ro1">
          <table:table-cell/>
          <table:table-cell table:style-name="Default" table:number-columns-repeated="4"/>
          <table:table-cell table:style-name="ce2"/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ce2" table:number-columns-repeated="4"/>
          <table:table-cell/>
        </table:table-row>
        <table:table-row table:style-name="ro1">
          <table:table-cell/>
          <table:table-cell table:style-name="Default" table:number-columns-repeated="4"/>
          <table:table-cell table:style-name="ce2"/>
          <table:table-cell table:number-columns-repeated="8"/>
          <table:table-cell table:style-name="Default"/>
        </table:table-row>
      </table:table>
      <table:table table:name="verbs" table:style-name="ta1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2" table:default-cell-style-name="ce2"/>
        <table:table-column table:style-name="co18" table:default-cell-style-name="ce2"/>
        <table:table-column table:style-name="co1" table:number-columns-repeated="1017" table:default-cell-style-name="ce2"/>
        <table:table-row table:style-name="ro1">
          <table:table-cell table:style-name="ce1" office:value-type="string" calcext:value-type="string">
            <text:p>Lemma</text:p>
          </table:table-cell>
          <table:table-cell table:style-name="ce4" office:value-type="string" calcext:value-type="string" table:number-columns-spanned="2" table:number-rows-spanned="1">
            <text:p>Consequence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Motivation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Purpose</text:p>
          </table:table-cell>
          <table:covered-table-cell table:style-name="ce4"/>
          <table:table-cell table:style-name="ce4" office:value-type="string" calcext:value-type="string">
            <text:p>Degre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bhal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ctor:Cause:Effect:1</text:p>
          </table:table-cell>
          <table:table-cell table:number-columns-repeated="2"/>
          <table:table-cell office:value-type="string" calcext:value-type="string">
            <text:p>inhibi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bhä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bzielen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Cause:Effect:4</text:p>
          </table:table-cell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anrich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22, Actor:Effect:6, Actor:Cause:Effect:1</text:p>
          </table:table-cell>
          <table:table-cell/>
          <table:table-cell table:style-name="ce6"/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uftauch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uftre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ffect:8, Cause:Effect:4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uftu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aufwe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20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auslö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9, Affected:Cause:Effect:9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auswir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2, Affected: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bedeu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2, Affected:Cause:Effect: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beeinträchti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2</text:p>
          </table:table-cell>
          <table:table-cell table:number-columns-repeated="4"/>
          <table:table-cell office:value-type="string" calcext:value-type="string">
            <text:p>inhibi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beend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1</text:p>
          </table:table-cell>
          <table:table-cell table:number-columns-repeated="4"/>
          <table:table-cell office:value-type="string" calcext:value-type="string">
            <text:p>inhibi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beheb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behinder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2</text:p>
          </table:table-cell>
          <table:table-cell table:number-columns-repeated="4"/>
          <table:table-cell office:value-type="string" calcext:value-type="string">
            <text:p>inhibi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beinhal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beitra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5, Actor:Cause:Effect:3, Affected: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bekämp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1</text:p>
          </table:table-cell>
          <table:table-cell table:number-columns-repeated="4"/>
          <table:table-cell office:value-type="string" calcext:value-type="string">
            <text:p>inhibit</text:p>
          </table:table-cell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berei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Effect:9, Cause:Effect:3, Actor:Affected:Effect: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Effect:14, Cause:Effect:1, Affected: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ber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3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5">
          <table:table-cell office:value-type="string" calcext:value-type="string">
            <text:p>besche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Effect:17, Actor:Affected:Effect:2, Actor:Affected: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beschrän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Effect:1</text:p>
          </table:table-cell>
          <table:table-cell table:number-columns-repeated="4"/>
          <table:table-cell office:value-type="string" calcext:value-type="string">
            <text:p>inhibi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beseitige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ctor:Affected:1</text:p>
          </table:table-cell>
          <table:table-cell table:number-columns-repeated="2"/>
          <table:table-cell office:value-type="string" calcext:value-type="string">
            <text:p>inhibit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bewir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22, Affected:Cause:Effect:2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bezwecken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bie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(auf den Weg) bri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1, Affected:Cause:Effect:5, Actor:Effect:Trigger:3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darstell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Effect:3, 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droh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Effect:1</text:p>
          </table:table-cell>
          <table:table-cell table:number-columns-repeated="4"/>
          <table:table-cell office:value-type="string" calcext:value-type="string">
            <text:p>inhibi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dränge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ctor: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inlei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ffect:1, Actor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5">
          <table:table-cell office:value-type="string" calcext:value-type="string">
            <text:p>entfach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5, Actor:Cause:Effect:1, Effect:1, Affected: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ntgegenwir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2</text:p>
          </table:table-cell>
          <table:table-cell table:number-columns-repeated="4"/>
          <table:table-cell office:value-type="string" calcext:value-type="string">
            <text:p>inhibi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ntspri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entsteh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1, Affected:Cause:Effect:1, Affected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reign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rfolge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ergeb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8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erleid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Effect:5, Affected:Effect:2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5">
          <table:table-cell office:value-type="string" calcext:value-type="string">
            <text:p>ermöglich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4, Affected:Cause:Effect:4, Actor:Effect:2, Actor:Affected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8">
          <table:table-cell office:value-type="string" calcext:value-type="string">
            <text:p>erre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tor:Cause:Effect: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3, Affected:Cause:Effect:5, Cause:1, Actor:Cause:Effect:1, Actor:Effect:1, Actor:Affected:Cause: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erwach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Effect:3, 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erzeu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8, Actor:Effect:2, Actor:Cause:Effect: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forder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0, Affected: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förder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ctor:Effect:1, Cause: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fü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8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garantie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office:value-type="string" calcext:value-type="string">
            <text:p>(Anlass, Anstoß) gebe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ause:Effect:5, Affected:Cause: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gebie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gefährd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4</text:p>
          </table:table-cell>
          <table:table-cell table:number-columns-repeated="4"/>
          <table:table-cell office:value-type="string" calcext:value-type="string">
            <text:p>inhibi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gestal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gewährleis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gründ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Default" office:value-type="string" calcext:value-type="string">
            <text:p>(zur Folge) hab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Trigger:5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helfen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Cause:Effect:3</text:p>
          </table:table-cell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9">
          <table:table-cell office:value-type="string" calcext:value-type="string">
            <text:p>heraufbeschwö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herbeifü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4, Actor:Effect:8, Affected: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hervorbri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2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5">
          <table:table-cell office:value-type="string" calcext:value-type="string">
            <text:p>hervorrufen</text:p>
          </table:table-cell>
          <table:table-cell/>
          <table:table-cell office:value-type="string" calcext:value-type="string">
            <text:p>Cause:Effect: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8, Affected:Cause:Effect:2, Actor:Effect:1, Actor:Affected: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hinauslau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hinterla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2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kippe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ctor:Affected:2</text:p>
          </table:table-cell>
          <table:table-cell table:number-columns-repeated="2"/>
          <table:table-cell office:value-type="string" calcext:value-type="string">
            <text:p>inhibit</text:p>
          </table:table-cell>
          <table:table-cell table:style-name="Default" table:number-columns-repeated="2"/>
          <table:table-cell table:number-columns-repeated="1014"/>
        </table:table-row>
        <table:table-row table:style-name="ro3">
          <table:table-cell table:style-name="Default" office:value-type="string" calcext:value-type="string">
            <text:p>(zu Schaden) komm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Effect:3, Affected:Cause:Effect:2, 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las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, Effect: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tor:Affected:Cause: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Default" office:value-type="string" calcext:value-type="string">
            <text:p>(in die Wege) leite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ctor:Effect:Trigger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3">
          <table:table-cell table:style-name="Default" office:value-type="string" calcext:value-type="string">
            <text:p>(zu Grunde) lie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4, Cause:Effect:Trigger:1, Affected: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lös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6, Effect:3, Affected:Effect:2, Actor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mach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Effect:2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5">
          <table:table-cell table:style-name="Default" office:value-type="string" calcext:value-type="string">
            <text:p>(in Angriff) nehme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ffected:Effect: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Effect:Trigger:2, Actor:Affected:Trigger:1</text:p>
          </table:table-cell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organisiere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ctor: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3">
          <table:table-cell table:style-name="Default" office:value-type="string" calcext:value-type="string">
            <text:p>(bei der Wurzel) pac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Effect:Trigger:1, Affected:Cause:Trigger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produzie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tor:Effect:2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resultie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2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7">
          <table:table-cell office:value-type="string" calcext:value-type="string">
            <text:p>schaf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22, Actor:Effect:5, Affected:Cause:Effect:1, Affected:Effect:1, Actor:Cause:Effect: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Default" office:value-type="string" calcext:value-type="string">
            <text:p>(Wellen) schla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orge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Default" office:value-type="string" calcext:value-type="string">
            <text:p>(hinter etwas) steck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tor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Default" office:value-type="string" calcext:value-type="string">
            <text:p>(im Zusammenhang) steh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Trigger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stif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tor:Effect: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5, Affected:Cause:Effect:4, Actor:Cause: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topp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4"/>
          <table:table-cell office:value-type="string" calcext:value-type="string">
            <text:p>inhibit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treibe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ctor:Affected:Effect:1, Cause: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umsetze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ctor:Affected:Effect:2, Actor:Affected:2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unterstütze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ctor:Affected:9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veranlasse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ffected:Cause:Effect:20, Actor:Effect:4, Actor:Cause: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verantwort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tor:Effect:2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verfügen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Actor: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verleih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vermeid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4"/>
          <table:table-cell office:value-type="string" calcext:value-type="string">
            <text:p>inhibi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verminder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4"/>
          <table:table-cell office:value-type="string" calcext:value-type="string">
            <text:p>inhibi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vermittel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2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verschaf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verschärf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0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versetz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Effect:14, Actor:Affected:Effect: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Effect:3, Actor:Affected:Effect:2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3">
          <table:table-cell office:value-type="string" calcext:value-type="string">
            <text:p>verursach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28, Affected:Cause:Effect:4, Actor:Effect: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verzöger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2</text:p>
          </table:table-cell>
          <table:table-cell table:number-columns-repeated="4"/>
          <table:table-cell office:value-type="string" calcext:value-type="string">
            <text:p>inhibit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voraussetz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office:value-type="string" calcext:value-type="string">
            <text:p>(nach sich) zieh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1, Affected:Cause:Effect: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tor:Effect:1, Affected: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office:value-type="string" calcext:value-type="string">
            <text:p>zufü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Effect:23, Actor:Affected:Effect: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tor:Affected:Effect:3, Affected:Effect:1</text:p>
          </table:table-cell>
          <table:table-cell table:number-columns-repeated="2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zufü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Default" office:value-type="string" calcext:value-type="string">
            <text:p>zurückführ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4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Default" office:value-type="string" calcext:value-type="string">
            <text:p>zusammenhä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3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Default" office:value-type="string" calcext:value-type="string">
            <text:p>zwin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Effect:2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office:value-type="string" calcext:value-type="string">
            <text:p>übertrag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ffected:Cause:1, Actor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office:value-type="string" calcext:value-type="string">
            <text:p>überwinde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use:Effect:1, Effect:1, Actor:Effect:1</text:p>
          </table:table-cell>
          <table:table-cell table:number-columns-repeated="4"/>
          <table:table-cell office:value-type="string" calcext:value-type="string">
            <text:p>facilitate</text:p>
          </table:table-cell>
          <table:table-cell table:style-name="Default" table:number-columns-repeated="2"/>
          <table:table-cell table:number-columns-repeated="1014"/>
        </table:table-row>
        <table:table-row table:style-name="ro1" table:number-rows-repeated="2">
          <table:table-cell table:style-name="Default" table:number-columns-repeated="5"/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3"/>
          <table:table-cell table:number-columns-repeated="1014"/>
        </table:table-row>
        <table:table-row table:style-name="ro1" table:number-rows-repeated="5">
          <table:table-cell table:style-name="Default" table:number-columns-repeated="6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 table:number-rows-repeated="2">
          <table:table-cell table:style-name="Default"/>
          <table:table-cell table:number-columns-repeated="7"/>
          <table:table-cell table:style-name="Default" table:number-columns-repeated="2"/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3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3"/>
          <table:table-cell table:number-columns-repeated="999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8T18:08:02.756447486</dc:date>
    <meta:editing-duration>P1DT23H42M5S</meta:editing-duration>
    <meta:editing-cycles>221</meta:editing-cycles>
    <meta:generator>LibreOffice/5.1.6.2$Linux_X86_64 LibreOffice_project/10m0$Build-2</meta:generator>
    <meta:document-statistic meta:table-count="3" meta:cell-count="709" meta:object-count="0"/>
  </office:meta>
</office:document-meta>
</file>